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032" calcext:value-type="float">
            <text:p>597.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3368" calcext:value-type="float">
            <text:p>597.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2512" calcext:value-type="float">
            <text:p>597.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1656" calcext:value-type="float">
            <text:p>597.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9464" calcext:value-type="float">
            <text:p>597.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556" calcext:value-type="float">
            <text:p>597.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032" calcext:value-type="float">
            <text:p>597.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6416" calcext:value-type="float">
            <text:p>597.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6416" calcext:value-type="float">
            <text:p>597.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3368" calcext:value-type="float">
            <text:p>597.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6416" calcext:value-type="float">
            <text:p>597.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556" calcext:value-type="float">
            <text:p>597.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032" calcext:value-type="float">
            <text:p>597.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556" calcext:value-type="float">
            <text:p>597.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556" calcext:value-type="float">
            <text:p>597.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2512" calcext:value-type="float">
            <text:p>597.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16416" calcext:value-type="float">
            <text:p>597.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28608" calcext:value-type="float">
            <text:p>597.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7752" calcext:value-type="float">
            <text:p>597.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4704" calcext:value-type="float">
            <text:p>597.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1656" calcext:value-type="float">
            <text:p>597.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08" calcext:value-type="float">
            <text:p>597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08" calcext:value-type="float">
            <text:p>597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08" calcext:value-type="float">
            <text:p>597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7752" calcext:value-type="float">
            <text:p>597.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7752" calcext:value-type="float">
            <text:p>597.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3848" calcext:value-type="float">
            <text:p>597.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6896" calcext:value-type="float">
            <text:p>597.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6896" calcext:value-type="float">
            <text:p>597.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37752" calcext:value-type="float">
            <text:p>597.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9088" calcext:value-type="float">
            <text:p>597.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6896" calcext:value-type="float">
            <text:p>597.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2992" calcext:value-type="float">
            <text:p>597.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2136" calcext:value-type="float">
            <text:p>597.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2992" calcext:value-type="float">
            <text:p>597.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604" calcext:value-type="float">
            <text:p>597.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2136" calcext:value-type="float">
            <text:p>597.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5184" calcext:value-type="float">
            <text:p>597.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2136" calcext:value-type="float">
            <text:p>597.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8232" calcext:value-type="float">
            <text:p>597.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8232" calcext:value-type="float">
            <text:p>597.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1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4328" calcext:value-type="float">
            <text:p>597.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98144" calcext:value-type="float">
            <text:p>597.7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5184" calcext:value-type="float">
            <text:p>597.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5852" calcext:value-type="float">
            <text:p>597.7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0424" calcext:value-type="float">
            <text:p>597.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128" calcext:value-type="float">
            <text:p>597.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8232" calcext:value-type="float">
            <text:p>597.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7376" calcext:value-type="float">
            <text:p>597.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3472" calcext:value-type="float">
            <text:p>597.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7376" calcext:value-type="float">
            <text:p>597.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128" calcext:value-type="float">
            <text:p>597.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2992" calcext:value-type="float">
            <text:p>597.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3224" calcext:value-type="float">
            <text:p>598.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0048" calcext:value-type="float">
            <text:p>598.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3472" calcext:value-type="float">
            <text:p>597.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652" calcext:value-type="float">
            <text:p>597.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3472" calcext:value-type="float">
            <text:p>597.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9568" calcext:value-type="float">
            <text:p>597.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92616" calcext:value-type="float">
            <text:p>597.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3472" calcext:value-type="float">
            <text:p>597.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98712" calcext:value-type="float">
            <text:p>597.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652" calcext:value-type="float">
            <text:p>597.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9568" calcext:value-type="float">
            <text:p>597.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89568" calcext:value-type="float">
            <text:p>597.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7376" calcext:value-type="float">
            <text:p>597.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62136" calcext:value-type="float">
            <text:p>597.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59088" calcext:value-type="float">
            <text:p>597.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77376" calcext:value-type="float">
            <text:p>597.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6144" calcext:value-type="float">
            <text:p>598.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07856" calcext:value-type="float">
            <text:p>598.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0048" calcext:value-type="float">
            <text:p>598.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200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6144" calcext:value-type="float">
            <text:p>598.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9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9192" calcext:value-type="float">
            <text:p>598.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9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6144" calcext:value-type="float">
            <text:p>598.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9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6144" calcext:value-type="float">
            <text:p>598.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9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0048" calcext:value-type="float">
            <text:p>598.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9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8.20048" calcext:value-type="float">
            <text:p>598.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7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7.49944" calcext:value-type="float">
            <text:p>597.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7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9.2368" calcext:value-type="float">
            <text:p>599.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7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9.2368" calcext:value-type="float">
            <text:p>599.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6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1.312" calcext:value-type="float">
            <text:p>591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14111324601</text:p>
          </table:table-cell>
          <table:table-cell office:value-type="string" calcext:value-type="string">
            <text:p>196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2.5312" calcext:value-type="float">
            <text:p>592.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